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KOOKA DASHA</text:p>
      <text:p text:style-name="P2"/>
      <text:p text:style-name="P2">Cette section couvre Mandooka Dasha tel que calculé par WinVega. <text:s text:c="2"/></text:p>
      <text:p text:style-name="P2">WinVéga calcule plusieurs versions de Mandooka. <text:s/>La plus connue est celle de K.N. Rao, qui ne tient pas compte du saut Mandooka (grenouille). <text:s text:c="2"/>Cependant il existe plusieurs facon de calculer Mandooka. </text:p>
      <text:p text:style-name="P2"/>
      <text:p text:style-name="P1">Mandooka par UK Jha</text:p>
      <text:p text:style-name="P3"/>
      <text:p text:style-name="P3">UK Jha suit la tradition inculquée dans sa lignée d'astrologues. <text:s text:c="2"/></text:p>
      <text:p text:style-name="P3">La vie débute avec le signe Asc, qui doit ètre impair, ou le signe Adarsha dans le cas ou le signe Asc est de genre pair. <text:s/>Le signe Adarsha est le signe dirigé par la même planète. </text:p>
      <text:p text:style-name="P3">Ex: Pour Bélier, <text:s/>Adarsha est Scorpion, et comme Scorpion est pair (8e signe) on garde le Bélier, impair. <text:s text:c="2"/>La première période est Bélier. <text:s text:c="2"/></text:p>
      <text:p text:style-name="P3">Pour Taureau, Balance est Adarsha. <text:s/>Balance est impair et Taureau pair, donc on commencera avec Balance pour la première période, et ainsi de suite. </text:p>
      <text:p text:style-name="P3"/>
      <text:p text:style-name="P3">Les périodes de vie sautent d'un signe a l'autre, en sautant avec le saut de grenouille (Mandooka), soit le 3 eme signe.</text:p>
      <text:p text:style-name="P3">Ainsi dans le cas d'une première période commencant en Bélier, la séquence sera :</text:p>
      <text:p text:style-name="P3">Bélier, Gém, Lion, Bal, Sag, Verseau, puis Capricorne, Scorpion, Vierge etc.</text:p>
      <text:p text:style-name="P3"/>
      <text:p text:style-name="P3">La particularité de UK Jha, est de calculer le restant du dasha original, soit de la première période, selon le degré de l'Asc (Dasha balance left at birth). <text:s text:c="2"/>Cette option est disponible dans WinVega.</text:p>
      <text:p text:style-name="P3"/>
      <text:p text:style-name="P3">Une autre option disponible est le calcul commençant depuis n'importe quel signe. </text:p>
      <text:p text:style-name="P3"/>
      <text:p text:style-name="P3"/>
      <text:p text:style-name="P3">Dans WinVega Mandooka Dasha est aussi disponible selon les versions de Iranganti Rangacharia, KN Rao est W. Wilhelm. <text:s/>Voyiez leurs ouvrages pour les détails. </text:p>
      <text:p text:style-name="P3"/>
      <text:p text:style-name="P3"><text:soft-page-break/></text:p>
      <text:p text:style-name="P3">Bibliographie</text:p>
      <text:p text:style-name="P3"/>
      <text:p text:style-name="P3"><text:span text:style-name="T1">Mandook Dasha par UK Jha, Alpha Publications.</text:span></text:p>
      <text:p text:style-name="P3"/>
      <text:p text:style-name="P4">Karakamsha and Jaimini's Mandooka Dasha, KN Rao, Vani Publications</text:p>
      <text:p text:style-name="P4"/>
      <text:p text:style-name="P4">Jaimini Sutramritam,Iranganti Rangacharya, Sagar Publications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2-19T19:38:26.41</meta:creation-date>
    <dc:date>2018-02-19T20:17:50.77</dc:date>
    <meta:editing-duration>PT24M11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2" meta:paragraph-count="18" meta:word-count="280" meta:character-count="1744"/>
  </office:meta>
</office:document-meta>
</file>